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25" calcext:value-type="float">
            <text:p>325</text:p>
          </table:table-cell>
          <table:table-cell table:style-name="ce7" table:formula="of:=COUNTIF([.B7:.B454];&quot;X&quot;)" office:value-type="float" office:value="272" calcext:value-type="float">
            <text:p>272</text:p>
          </table:table-cell>
          <table:table-cell table:style-name="ce7" table:formula="of:=COUNTIF([.C7:.C454];&quot;X&quot;)" office:value-type="float" office:value="13" calcext:value-type="float">
            <text:p>13</text:p>
          </table:table-cell>
          <table:table-cell table:style-name="ce7" table:formula="of:=COUNTIF([.D7:.D454];&quot;X&quot;)" office:value-type="float" office:value="27" calcext:value-type="float">
            <text:p>27</text:p>
          </table:table-cell>
          <table:table-cell table:style-name="ce7" table:formula="of:=COUNTIF([.E7:.E454];&quot;X&quot;)" office:value-type="float" office:value="0" calcext:value-type="float">
            <text:p>0</text:p>
          </table:table-cell>
          <table:table-cell table:style-name="ce7" table:formula="of:=COUNTIF([.F7:.F454];&quot;X&quot;)" office:value-type="float" office:value="37" calcext:value-type="float">
            <text:p>37</text:p>
          </table:table-cell>
          <table:table-cell table:style-name="ce25" table:formula="of:=SUM([.B2:.F2])" office:value-type="float" office:value="349" calcext:value-type="float">
            <text:p>34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5">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2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02">00/00/0000</text:date>, <text:time style:data-style-name="N2" text:time-value="20:04:38.20608164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1-02T20:05:30.235699539</dc:date>
    <meta:editing-duration>PT11H42M55S</meta:editing-duration>
    <meta:editing-cycles>312</meta:editing-cycles>
    <meta:document-statistic meta:table-count="1" meta:cell-count="1937" meta:object-count="0"/>
  </office:meta>
</office:document-meta>
</file>